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otham bookregular" svg:font-family="'gotham bookregular'"/>
  </office:font-face-decls>
  <office:automatic-styles>
    <style:style style:name="P1" style:family="paragraph" style:parent-style-name="Heading_20_2">
      <style:text-properties fo:font-variant="normal" fo:text-transform="none" fo:color="#2f3336" loext:opacity="100%" style:font-name="gotham bookregular" fo:letter-spacing="normal" fo:font-style="normal" fo:font-weight="normal"/>
    </style:style>
    <style:style style:name="P2"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bold"/>
    </style:style>
    <style:style style:name="P3"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normal" fo:font-weight="normal"/>
    </style:style>
    <style:style style:name="P4"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fo:letter-spacing="normal"/>
    </style:style>
    <style:style style:name="P5"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style:font-name="gotham bookregular" fo:font-size="11.25pt" fo:letter-spacing="normal" fo:font-style="italic" fo:font-weight="normal"/>
    </style:style>
    <style:style style:name="P6" style:family="paragraph" style:parent-style-name="Text_20_body">
      <style:paragraph-properties fo:margin-left="0cm" fo:margin-right="0cm" fo:margin-top="0cm" fo:margin-bottom="0.247cm" style:contextual-spacing="false" fo:text-align="start" style:justify-single-word="false" fo:orphans="2" fo:widows="2" fo:text-indent="0cm" style:auto-text-indent="false"/>
      <style:text-properties fo:font-variant="normal" fo:text-transform="none" fo:color="#2f3336" loext:opacity="100%" fo:letter-spacing="normal" style:text-underline-style="solid" style:text-underline-width="auto" style:text-underline-color="font-color"/>
    </style:style>
    <style:style style:name="T1" style:family="text">
      <style:text-properties fo:font-weight="bold"/>
    </style:style>
    <style:style style:name="T2" style:family="text">
      <style:text-properties style:font-name="gotham bookregular" fo:font-size="11.25pt" fo:font-style="italic" fo:font-weight="normal"/>
    </style:style>
    <style:style style:name="T3" style:family="text">
      <style:text-properties fo:font-style="italic" fo:font-weight="bold"/>
    </style:style>
    <style:style style:name="T4" style:family="text">
      <style:text-properties fo:font-style="italic"/>
    </style:style>
    <style:style style:name="T5" style:family="text">
      <style:text-properties fo:font-style="italic" style:text-underline-style="solid" style:text-underline-width="auto" style:text-underline-color="font-color" fo:font-weight="bold"/>
    </style:style>
    <style:style style:name="T6" style:family="text">
      <style:text-properties style:font-name="gotham bookregular" fo:font-size="11.25pt" fo:font-style="normal" fo:font-weight="normal"/>
    </style:style>
    <style:style style:name="T7" style:family="text">
      <style:text-properties style:font-name="gotham bookregular" fo:font-size="11.25pt" fo:font-style="normal" fo:font-weight="bold"/>
    </style:style>
    <style:style style:name="T8" style:family="text">
      <style:text-properties style:text-underline-style="solid" style:text-underline-width="auto" style:text-underline-color="font-color"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Qué es la filosofía?</text:h>
      <text:p text:style-name="P2">CLASE 1:</text:p>
      <text:p text:style-name="P3"><text:span text:style-name="T1">1)</text:span> <text:span text:style-name="T1">Introducción: Un encuadre filosófico para la ética: ¿Qué es la filosofía?</text:span></text:p>
      <text:p text:style-name="P3">Para caracterizar a la ética es necesario explicar previamente de qué se trata la filosofía, puesto que la ética es una de las ramas de la filosofía. Veamos brevemente una descripción de esta disciplina hecha por Józef Bochenski, autor contemporáneo.</text:p>
      <text:p text:style-name="P4"> </text:p>
      <text:p text:style-name="P4">‘’<text:span text:style-name="T2">La filosofía es un asunto que no atañe sólo al profesor de ella. Por muy raro que parezca, probablemente no hay ser humano que no filosofe. O, por lo menos, todo ser humano tiene momentos en su vida en que se convierte en filósofo. […] De ahí, para todos, la importancia de la cuestión: ¿Qué es propiamente la filosofía?</text:span></text:p>
      <text:p text:style-name="P5">[…] Históricamente, es decir, en lo que realmente han hecho los filósofos y no en lo que han dicho acerca de su trabajo, la filosofía ha sido siempre en su conjunto, una actividad racional, una doctrina o teoría. Más si ello es así, ¿un saber de qué? ¿cuál es su terreno propio? A esta pregunta contestan las diversas escuelas con respuestas muy variadas. Algunas de ellas son:</text:p>
      <text:p text:style-name="P3"><text:span text:style-name="T3">Primera respuesta</text:span><text:span text:style-name="T4">: la posibilidad del conocimiento, sus presupuestos y límites.</text:span></text:p>
      <text:p text:style-name="P3"><text:span text:style-name="T3">Segunda respuesta</text:span><text:span text:style-name="T4">: los valores.</text:span></text:p>
      <text:p text:style-name="P3"><text:span text:style-name="T3">Tercera respuesta:</text:span> <text:span text:style-name="T4">el hombre como fundamento y supuesto de todo lo demás.</text:span></text:p>
      <text:p text:style-name="P3"><text:span text:style-name="T3">Cuarta respuesta</text:span><text:span text:style-name="T4">: la estructura del lenguaje científico.</text:span></text:p>
      <text:p text:style-name="P4"> </text:p>
      <text:p text:style-name="P5">[…] En mi modesta opinión, me parece muy razonable que se diga que la filosofía ha de ocuparse del conocimiento, de los valores, del hombre, del lenguaje. Pero ¿por qué sólo de eso? ¿Ha demostrado algún filósofo que no haya más objetos de la filosofía? Nada semejante se ha demostrado.</text:p>
      <text:p text:style-name="P4"> </text:p>
      <text:p text:style-name="P5">Parece, pues, que la filosofía no pueda ser identificada con las ciencias especiales ni limitada a un solo terreno. Es en cierto sentido un <text:span text:style-name="T1">SABER UNIVERSAL.</text:span> Su dominio no se limita como el de las ciencias a un terreno estrictamente acotado. Mas si ello es así, puede suceder –y de hecho sucede- que la filosofía trate los mismos objetos de que se ocupan las ciencias.</text:p>
      <text:p text:style-name="P4"> </text:p>
      <text:p text:style-name="P5">¿En qué se distingue entonces la filosofía respecto de ellas?</text:p>
      <text:p text:style-name="P6"> </text:p>
      <text:p text:style-name="P3"><text:span text:style-name="T5">Se distingue por su punto de vista</text:span><text:span text:style-name="T4">. Cuando considera un objeto lo mira siempre desde el punto de vista del límite, de los aspectos fundamentales. En este sentido la filosofía es un </text:span><text:span text:style-name="T3">SABER DE LOS FUNDAMENTOS</text:span><text:span text:style-name="T4">. Donde las ciencias se paran, </text:span><text:span text:style-name="T5">donde ellas no preguntan y dan mil cosas por supuestas</text:span><text:span text:style-name="T4">, allí empieza a preguntar el filósofo. Las ciencias conocen; él pregunta qué es conocer. Los otros formulan leyes; él se pregunta qué es la ley. El hombre común habla de sentido y finalidad. El filósofo estudia qué hay que entender propiamente por sentido y finalidad. Así, la filosofía es también </text:span><text:soft-page-break/><text:span text:style-name="T4">un </text:span><text:span text:style-name="T3">SABER RADICAL,</text:span><text:span text:style-name="T4"> pues llega a la raíz de manera más profunda que ninguna ciencia. Donde las otras se dan por satisfechas, la filosofía sigue preguntando e investigando.’’</text:span></text:p>
      <text:p text:style-name="P4">                                                         <text:span text:style-name="T6">Józef Bochenski (1902-1995).</text:span></text:p>
      <text:p text:style-name="P4">                                                   <text:span text:style-name="T7">Introducción al pensamiento filosófico</text:span></text:p>
      <text:p text:style-name="P4">                                              <text:span text:style-name="T6">Barcelona, Herder, 1962, cap 2, fragmentos</text:span></text:p>
      <text:p text:style-name="P4"> </text:p>
      <text:p text:style-name="P3">Resumamos, entonces, las <text:span text:style-name="T8">características principales de la filosofía</text:span> expuestas en el fragmento: La filosofía:</text:p>
      <text:p text:style-name="P4"> </text:p>
      <text:p text:style-name="P3">- ES UN SABER UNIVERSAL.</text:p>
      <text:p text:style-name="P3">- ES UN SABER ACERCA DE LOS FUNDAMENTOS.</text:p>
      <text:p text:style-name="P3">- ES UN SABER QUE CUESTIONA LOS SUPUESTOS DE LAS CIENCIAS.</text:p>
      <text:p text:style-name="P3">- ES UN SABER RADICAL.</text:p>
      <text:p text:style-name="P3">- ES UN SABER QUE NUNCA DEJA DE CUESTIONAR LAS RESPUESTAS QUE VA ENCONTRANDO.</text:p>
      <text:p text:style-name="P4"> </text:p>
      <text:p text:style-name="P4">    <text:span text:style-name="T6">Se ha hablado muchas veces de la “inutilidad” y de la “inactualidad” de la filosofía. Algunos pensadores, como Heidegger, han afirmado que son condiciones necesarias de la filosofía, en tanto ésta presenta la capacidad de adelantarse a su época, e incluso de incidir sobre la orientación futura de la historia. De ahí que muchos filósofos fueron en principio desoídos por sus coetáneos, y hallaron luego una audiencia universal. Fueron inactuales para su época, y no se percibió la conexión entre sus pensamientos y palabras, por un lado, y la realidad de su época, por otro.</text:span></text:p>
      <text:p text:style-name="P4">   </text:p>
      <text:p text:style-name="P4">    <text:span text:style-name="T6">Y con respecto a la supuesta “inutilidad” de la filosofía, puede afirmarse que, efectivamente, aparece como un saber no aplicable a la transformación o invención de cosas, área que es propia de la técnica. Pero no por eso deja de ser eficaz. La filosofía es una potencia espiritual que contribuye al movimiento histórico, manejando las significaciones y el sentido de lo real, y señalando el camino del hombre y de su historia.</text:span></text:p>
      <text:p text:style-name="P4"> </text:p>
      <text:p text:style-name="P4">    <text:span text:style-name="T6">Se habla del filósofo como un hombre comprometido con su época. Esto quiere decir que sus pensamientos y palabras están ligados a la circunstancia histórica que le toca vivir.</text:span></text:p>
      <text:p text:style-name="P3">Por lo tanto, no puede evadirse y emigrar a un mundo irreal. Si bien vive de la trascendencia y de pensamientos por encima del tiempo, su tarea es, liberándose de las ataduras y del horizonte de su mundo circundante, poder aportar a los hombres verdades permanentes y orientadoras.</text:p>
      <text:p text:style-name="P4"><text:soft-page-break/>    <text:span text:style-name="T6">A través de la tarea filosófica, la época se vuelve presente a sí misma, se dice con inteligencia cuál es su sentido, cuáles son sus metas, cuáles son sus problemas y sus posibles soluciones.</text:span></text:p>
      <text:p text:style-name="P4"> </text:p>
      <text:p text:style-name="P3">¿Cuál es la exigencia del pensar filosófico?</text:p>
      <text:p text:style-name="P4">    <text:span text:style-name="T6">El pensamiento es la consecuencia de alguna crisis, pues caso contrario pareciera que no es necesaria reflexión alguna. Pero la crisis produce análisis y reflexión.</text:span></text:p>
      <text:p text:style-name="P4">    <text:span text:style-name="T6">Cuando el pensamiento es sistemático, cuando abarca los grandes temas de la vida, y busca e indaga qué es el amor, qué es el bien, qué es la vida, qué es la felicidad, sin dejarse llevar por las preferencias individuales, se llama filosofía.</text:span></text:p>
      <text:p text:style-name="P4"><text:span text:style-name="T6"/></text:p>
      <text:p text:style-name="P4">    <text:span text:style-name="T6">Detrás de cada conducta hay un conglomerado de pautas en forma de ideas y creencias que presta a la acción cierta lógica, un presupuesto o fundamento relativo a la sociedad, a la cultura, el entorno, el tiempo histórico en que vive el individuo.</text:span></text:p>
      <text:p text:style-name="P4"> </text:p>
      <text:p text:style-name="P4">    <text:span text:style-name="T6">La filosofía es considerada como una búsqueda incesante de respuestas a los grandes interrogantes de la vida, y esa es su esencia. En esta búsqueda, sus preguntas son más decisivas que sus respuestas, pues toda respuesta se convierte en una nueva pregunta. Se trata de pensar y de reflexionar sobre todas las cosas: el mundo de la ciencia, el poder de la técnica, el hombre y su estar en el mundo. En esta reflexión constante, el filósofo se examina a sí mismo, a los demás seres humanos y a la realidad toda, ejerciendo la tarea de preguntar, trascendiendo dogmatismos y sistemas cerrados o definitivos. Los diversos filósofos no han dado respuestas unánimes a las cuestiones filosóficas. Esto quiere decir que no se ha verificado un acuerdo definitivo entre los pensadores, pues las diversas épocas, las distintas sociedades aceptaron distintas respuestas filosóficas, y asignado distintos niveles de importancia a las diversas preguntas que enuncia la filosofía. Esto es así, porque los filósofos han sido y son la expresión de las épocas que les han tocado vivir, con las problemáticas y cosmovisiones propias.</text:span></text:p>
      <text:p text:style-name="P4"> </text:p>
      <text:p text:style-name="P4"> </text:p>
      <text:p text:style-name="P4">    <text:span text:style-name="T6">Las creencias constituyen la base de nuestra vida, el terreno sobre el que acontece la experiencia. Toda nuestra conducta depende de cuáles sean nuestras creencias más profundas, de las que no siempre somos conscientes.</text:span></text:p>
      <text:p text:style-name="P3">El hombre primitivo y el hombre moderno actúan de forma distinta porque parten de plataformas de creencias distintas, y es tan lógico un comportamiento como el otro, en tanto ambos son fieles a un sistema de pautas dadas como indudables, dentro de un determinado contexto social.</text:p>
      <text:p text:style-name="P4"> </text:p>
      <text:p text:style-name="P4">    <text:span text:style-name="T6">¿Cuándo y cómo surgen las ideas? Esto sucede cuando en el marco de alguna creencia se abre, de pronto, la brecha de la duda. Así, mientras que la creencia </text:span><text:soft-page-break/><text:span text:style-name="T6">proporciona tranquilidad, la duda, por el contrario, genera incertidumbre e indecisión.</text:span></text:p>
      <text:p text:style-name="P4">    <text:span text:style-name="T6">Cuando se cae en la duda, se torna necesario salvar rápidamente esa situación de zozobra. Y eso sólo se logra a través de la actividad del pensamiento. Las ideas aparecen cuando hay un problema que resolver.</text:span></text:p>
      <text:p text:style-name="P4"> </text:p>
      <text:p text:style-name="P4">    <text:span text:style-name="T6">Algunas preguntas capitales son: ¿qué debo hacer para ser feliz?, ¿cómo manejar la vida?, ¿qué sentido tiene la existencia?</text:span></text:p>
      <text:p text:style-name="P3">Las respuestas preestablecidas son aquellas que ya estaban allí desde siempre, y lograron satisfacer al hombre. Pero de pronto, empiezan a fallar las grandes creencias y las certezas esenciales. Ese es el tiempo del pensamiento, el tiempo de la filosofía.</text:p>
      <text:p text:style-name="P4">    <text:span text:style-name="T6">Cuando el afuera no satisface, y no es el ámbito en donde se hallan las respuestas, es necesario buscarlas en el interior del mismo ser humano.</text:span></text:p>
      <text:p text:style-name="P4"> </text:p>
      <text:p text:style-name="P3">Así lo plantea Ortega y Gasset (“El espíritu de la letra”, ed. Rei, 1988):</text:p>
      <text:p text:style-name="P4">    “…<text:span text:style-name="T2">la filosofía surge cuando la vida moral de un pueblo se ha disuelto y el espíritu ha huido al mundo del pensamiento para buscar un reino de lo interior (…) En el filosofar pongo mi vida, me pongo a mí mismo frente a mí. Filosofar supone que ya no estoy satisfecho con mi vida”.</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gotham bookregular" svg:font-family="'gotham book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5T14:04:52.902000000</meta:creation-date>
    <dc:date>2025-03-25T14:56:10.741000000</dc:date>
    <meta:editing-duration>PT1M17S</meta:editing-duration>
    <meta:editing-cycles>2</meta:editing-cycles>
    <meta:generator>LibreOffice/24.8.5.2$Windows_X86_64 LibreOffice_project/fddf2685c70b461e7832239a0162a77216259f22</meta:generator>
    <meta:document-statistic meta:table-count="0" meta:image-count="0" meta:object-count="0" meta:page-count="4" meta:paragraph-count="59" meta:word-count="1427" meta:character-count="8711" meta:non-whitespace-character-count="7097"/>
  </office:meta>
</office:document-meta>
</file>